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F40000013B8DADA9E7BC93FD5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Immenhausen" svg:font-family="Immenhause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Wort-Bild_20_Marke">
      <style:paragraph-properties fo:margin-top="0cm" fo:margin-bottom="0cm" loext:contextual-spacing="false" fo:line-height="100%" fo:text-align="end" style:justify-single-word="false"/>
      <style:text-properties officeooo:paragraph-rsid="0004fb60"/>
    </style:style>
    <style:style style:name="P3" style:family="paragraph" style:parent-style-name="Standard">
      <style:text-properties officeooo:paragraph-rsid="0004fb60"/>
    </style:style>
    <style:style style:name="P4" style:family="paragraph" style:parent-style-name="Standard">
      <style:text-properties officeooo:rsid="0004fb60" officeooo:paragraph-rsid="0004fb60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Table_20_Contents">
      <style:text-properties officeooo:rsid="0004fb60" officeooo:paragraph-rsid="0004fb60"/>
    </style:style>
    <style:style style:name="P7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officeooo:rsid="0003b730"/>
    </style:style>
    <style:style style:name="T3" style:family="text">
      <style:text-properties officeooo:rsid="0004fb60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2.566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firstname" form:control-implementation="ooo:com.sun.star.form.component.TextField" xml:id="control1" form:id="control1" form:data-field="first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astname" form:control-implementation="ooo:com.sun.star.form.component.TextField" xml:id="control2" form:id="control2" form:data-field="last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ickname" form:control-implementation="ooo:com.sun.star.form.component.TextField" xml:id="control3" form:id="control3" form:data-field="nick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irthdate" form:control-implementation="ooo:com.sun.star.form.component.TextField" xml:id="control4" form:id="control4" form:data-field="birth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ip" form:control-implementation="ooo:com.sun.star.form.component.TextField" xml:id="control5" form:id="control5" form:data-field="zip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ity" form:control-implementation="ooo:com.sun.star.form.component.TextField" xml:id="control6" form:id="control6" form:data-field="city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ontrol text:anchor-type="as-char" svg:y="-0.347cm" draw:z-index="1" draw:name="Form1" draw:style-name="gr1" draw:text-style-name="P7" svg:width="7.704cm" svg:height="0.892cm" draw:control="control1"/><text:span text:style-name="T3">Vorname</text:span></text:p>
      <text:p text:style-name="P3"><draw:control text:anchor-type="as-char" svg:y="-0.347cm" draw:z-index="2" draw:name="Form1" draw:style-name="gr1" draw:text-style-name="P7" svg:width="7.704cm" svg:height="0.892cm" draw:control="control2"/><text:span text:style-name="T3">Nachname</text:span></text:p>
      <text:p text:style-name="P3"><draw:control text:anchor-type="as-char" svg:y="-0.347cm" draw:z-index="3" draw:name="Form1" draw:style-name="gr1" draw:text-style-name="P7" svg:width="7.704cm" svg:height="0.892cm" draw:control="control3"/><text:span text:style-name="T3">Pfadiname</text:span></text:p>
      <text:p text:style-name="P3"><draw:control text:anchor-type="as-char" svg:y="-0.347cm" draw:z-index="4" draw:name="Form1" draw:style-name="gr1" draw:text-style-name="P7" svg:width="7.704cm" svg:height="0.892cm" draw:control="control4"/><text:span text:style-name="T3">Geburtsdatum</text:span></text:p>
      <text:p text:style-name="P3"><draw:control text:anchor-type="as-char" svg:y="-0.347cm" draw:z-index="5" draw:name="Form1" draw:style-name="gr1" draw:text-style-name="P7" svg:width="7.704cm" svg:height="0.892cm" draw:control="control5"/><text:span text:style-name="T3">Postleitzahl</text:span></text:p>
      <text:p text:style-name="P3"><draw:control text:anchor-type="as-char" svg:y="-0.347cm" draw:z-index="6" draw:name="Form1" draw:style-name="gr1" draw:text-style-name="P7" svg:width="7.704cm" svg:height="0.892cm" draw:control="control6"/><text:span text:style-name="T3">Ort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Immenhausen" svg:font-family="Immenhause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egionalleiste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/>
      <style:text-properties fo:color="#ffcb04" style:font-name="Immenhausen" fo:font-family="Immenhausen" style:font-family-generic="roman" style:font-pitch="variable" fo:font-size="12pt" style:font-size-asian="12pt"/>
    </style:style>
    <style:style style:name="Wort-Bild_20_Marke" style:display-name="Wort-Bild Marke" style:family="paragraph" style:parent-style-name="Regionalleiste" style:default-outline-level="">
      <style:text-properties fo:color="#1d4899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Wort-Bild_20_Marke">
      <style:paragraph-properties fo:margin-top="0cm" fo:margin-bottom="0cm" loext:contextual-spacing="false" fo:line-height="100%" fo:text-align="end" style:justify-single-word="false"/>
      <style:text-properties officeooo:paragraph-rsid="0004fb60"/>
    </style:style>
    <style:style style:name="M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2.566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1" text:anchor-type="as-char" svg:y="-1.958cm" svg:width="5.86cm" svg:height="1.981cm" draw:z-index="0"><draw:image xlink:href="Pictures/10000201000001F40000013B8DADA9E7BC93FD52.png" xlink:type="simple" xlink:show="embed" xlink:actuate="onLoad"/><svg:desc>01_BdP_Wort-Bildmarke_4c_ohne-Hintergrund_500x315</svg:desc></draw:frame></text:p>
        <text:p text:style-name="MP2">Bund der<text:line-break/>Pfadfinderinnen <text:line-break/>und Pfadfinder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2:54:02.392000000</meta:creation-date>
    <dc:date>2017-02-15T14:18:07.356000000</dc:date>
    <meta:editing-duration>PT13M44S</meta:editing-duration>
    <meta:editing-cycles>1</meta:editing-cycles>
    <meta:document-statistic meta:table-count="0" meta:image-count="1" meta:object-count="0" meta:page-count="1" meta:paragraph-count="8" meta:word-count="11" meta:character-count="91" meta:non-whitespace-character-count="86"/>
    <meta:generator>LibreOffice/5.2.5.1$Windows_x86 LibreOffice_project/0312e1a284a7d50ca85a365c316c7abbf20a4d22</meta:generator>
  </office:meta>
</office:document-meta>
</file>